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625in" table:align="left"/>
    </style:style>
    <style:style style:name="Tabla1.A" style:family="table-column">
      <style:table-column-properties style:column-width="0.5625in"/>
    </style:style>
    <style:style style:name="Tabla1.B" style:family="table-column">
      <style:table-column-properties style:column-width="1.6875in"/>
    </style:style>
    <style:style style:name="Tabla1.C" style:family="table-column">
      <style:table-column-properties style:column-width="0.375in"/>
    </style:style>
    <style:style style:name="Tabla1.D" style:family="table-column">
      <style:table-column-properties style:column-width="1.4375in"/>
    </style:style>
    <style:style style:name="Tabla1.A1" style:family="table-cell">
      <style:table-cell-properties fo:background-color="transparent" fo:padding="0.0201in" fo:border="none">
        <style:background-image/>
      </style:table-cell-properties>
    </style:style>
    <style:style style:name="Table2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style:min-row-height="0.0097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28" style:family="table-row">
      <style:table-row-properties fo:background-color="transparent" fo:keep-together="auto">
        <style:background-image/>
      </style:table-row-properties>
    </style:style>
    <style:style style:name="Table2.29" style:family="table-row">
      <style:table-row-properties fo:background-color="transparent" fo:keep-together="auto">
        <style:background-image/>
      </style:table-row-properties>
    </style:style>
    <style:style style:name="Table2.30" style:family="table-row">
      <style:table-row-properties style:min-row-height="0.0868in" fo:background-color="transparent" fo:keep-together="auto">
        <style:background-image/>
      </style:table-row-properties>
    </style:style>
    <style:style style:name="Table2.31" style:family="table-row">
      <style:table-row-properties style:min-row-height="0.0826in" fo:background-color="transparent" fo:keep-together="auto">
        <style:background-image/>
      </style:table-row-properties>
    </style:style>
    <style:style style:name="Table2.32" style:family="table-row">
      <style:table-row-properties fo:background-color="transparent" fo:keep-together="auto">
        <style:background-image/>
      </style:table-row-properties>
    </style:style>
    <style:style style:name="Table2.A32" style:family="table-cell">
      <style:table-cell-properties fo:padding="0.0403in" fo:border="none"/>
    </style:style>
    <style:style style:name="Table2.B32" style:family="table-cell">
      <style:table-cell-properties fo:padding="0.0403in" fo:border="none"/>
    </style:style>
    <style:style style:name="Table2.C32" style:family="table-cell">
      <style:table-cell-properties fo:padding="0.0403in" fo:border="none"/>
    </style:style>
    <style:style style:name="Tabla4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375in"/>
    </style:style>
    <style:style style:name="Tabla4.B" style:family="table-column">
      <style:table-column-properties style:column-width="1.6875in"/>
    </style:style>
    <style:style style:name="Tabla4.C" style:family="table-column">
      <style:table-column-properties style:column-width="0.625in"/>
    </style:style>
    <style:style style:name="Tabla4.1" style:family="table-row">
      <style:table-row-properties style:min-row-height="0.0097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4.27" style:family="table-row">
      <style:table-row-properties fo:background-color="transparent" fo:keep-together="auto">
        <style:background-image/>
      </style:table-row-properties>
    </style:style>
    <style:style style:name="Tabla4.28" style:family="table-row">
      <style:table-row-properties fo:background-color="transparent" fo:keep-together="auto">
        <style:background-image/>
      </style:table-row-properties>
    </style:style>
    <style:style style:name="Tabla4.29" style:family="table-row">
      <style:table-row-properties style:min-row-height="0.0868in" fo:background-color="transparent" fo:keep-together="auto">
        <style:background-image/>
      </style:table-row-properties>
    </style:style>
    <style:style style:name="Tabla4.30" style:family="table-row">
      <style:table-row-properties style:min-row-height="0.0826in" fo:background-color="transparent" fo:keep-together="auto">
        <style:background-image/>
      </style:table-row-properties>
    </style:style>
    <style:style style:name="Tabla4.31" style:family="table-row">
      <style:table-row-properties fo:background-color="transparent" fo:keep-together="auto">
        <style:background-image/>
      </style:table-row-properties>
    </style:style>
    <style:style style:name="Tabla4.A31" style:family="table-cell">
      <style:table-cell-properties fo:padding="0.0201in" fo:border="none"/>
    </style:style>
    <style:style style:name="Tabla4.B31" style:family="table-cell">
      <style:table-cell-properties fo:padding="0.0201in" fo:border="none"/>
    </style:style>
    <style:style style:name="Tabla4.C31" style:family="table-cell">
      <style:table-cell-properties fo:padding="0.0201in" fo:border="none"/>
    </style:style>
    <style:style style:name="Tabla5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0.375in"/>
    </style:style>
    <style:style style:name="Tabla5.B" style:family="table-column">
      <style:table-column-properties style:column-width="1.6875in"/>
    </style:style>
    <style:style style:name="Tabla5.C" style:family="table-column">
      <style:table-column-properties style:column-width="0.625in"/>
    </style:style>
    <style:style style:name="Tabla5.1" style:family="table-row">
      <style:table-row-properties style:min-row-height="0.0097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5.26" style:family="table-row">
      <style:table-row-properties fo:background-color="transparent" fo:keep-together="auto">
        <style:background-image/>
      </style:table-row-properties>
    </style:style>
    <style:style style:name="Tabla5.27" style:family="table-row">
      <style:table-row-properties fo:background-color="transparent" fo:keep-together="auto">
        <style:background-image/>
      </style:table-row-properties>
    </style:style>
    <style:style style:name="Tabla5.28" style:family="table-row">
      <style:table-row-properties style:min-row-height="0.0868in" fo:background-color="transparent" fo:keep-together="auto">
        <style:background-image/>
      </style:table-row-properties>
    </style:style>
    <style:style style:name="Tabla5.29" style:family="table-row">
      <style:table-row-properties style:min-row-height="0.0826in" fo:background-color="transparent" fo:keep-together="auto">
        <style:background-image/>
      </style:table-row-properties>
    </style:style>
    <style:style style:name="Tabla5.30" style:family="table-row">
      <style:table-row-properties fo:background-color="transparent" fo:keep-together="auto">
        <style:background-image/>
      </style:table-row-properties>
    </style:style>
    <style:style style:name="Tabla5.A30" style:family="table-cell">
      <style:table-cell-properties fo:padding="0.0201in" fo:border="none"/>
    </style:style>
    <style:style style:name="Tabla5.B30" style:family="table-cell">
      <style:table-cell-properties fo:padding="0.0201in" fo:border="none"/>
    </style:style>
    <style:style style:name="Tabla5.C30" style:family="table-cell">
      <style:table-cell-properties fo:padding="0.0201in" fo:border="none"/>
    </style:style>
    <style:style style:name="Tabla6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375in"/>
    </style:style>
    <style:style style:name="Tabla6.B" style:family="table-column">
      <style:table-column-properties style:column-width="1.6875in"/>
    </style:style>
    <style:style style:name="Tabla6.C" style:family="table-column">
      <style:table-column-properties style:column-width="0.625in"/>
    </style:style>
    <style:style style:name="Tabla6.1" style:family="table-row">
      <style:table-row-properties style:min-row-height="0.0097in"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6.25" style:family="table-row">
      <style:table-row-properties fo:background-color="transparent" fo:keep-together="auto">
        <style:background-image/>
      </style:table-row-properties>
    </style:style>
    <style:style style:name="Tabla6.26" style:family="table-row">
      <style:table-row-properties fo:background-color="transparent" fo:keep-together="auto">
        <style:background-image/>
      </style:table-row-properties>
    </style:style>
    <style:style style:name="Tabla6.27" style:family="table-row">
      <style:table-row-properties style:min-row-height="0.0868in" fo:background-color="transparent" fo:keep-together="auto">
        <style:background-image/>
      </style:table-row-properties>
    </style:style>
    <style:style style:name="Tabla6.28" style:family="table-row">
      <style:table-row-properties style:min-row-height="0.0826in" fo:background-color="transparent" fo:keep-together="auto">
        <style:background-image/>
      </style:table-row-properties>
    </style:style>
    <style:style style:name="Tabla6.29" style:family="table-row">
      <style:table-row-properties fo:background-color="transparent" fo:keep-together="auto">
        <style:background-image/>
      </style:table-row-properties>
    </style:style>
    <style:style style:name="Tabla6.A29" style:family="table-cell">
      <style:table-cell-properties fo:padding="0.0201in" fo:border="none"/>
    </style:style>
    <style:style style:name="Tabla6.B29" style:family="table-cell">
      <style:table-cell-properties fo:padding="0.0201in" fo:border="none"/>
    </style:style>
    <style:style style:name="Tabla6.C29" style:family="table-cell">
      <style:table-cell-properties fo:padding="0.0201in" fo:border="none"/>
    </style:style>
    <style:style style:name="Tabla7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0.375in"/>
    </style:style>
    <style:style style:name="Tabla7.B" style:family="table-column">
      <style:table-column-properties style:column-width="1.6875in"/>
    </style:style>
    <style:style style:name="Tabla7.C" style:family="table-column">
      <style:table-column-properties style:column-width="0.625in"/>
    </style:style>
    <style:style style:name="Tabla7.1" style:family="table-row">
      <style:table-row-properties style:min-row-height="0.0097in"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7.24" style:family="table-row">
      <style:table-row-properties fo:background-color="transparent" fo:keep-together="auto">
        <style:background-image/>
      </style:table-row-properties>
    </style:style>
    <style:style style:name="Tabla7.25" style:family="table-row">
      <style:table-row-properties fo:background-color="transparent" fo:keep-together="auto">
        <style:background-image/>
      </style:table-row-properties>
    </style:style>
    <style:style style:name="Tabla7.26" style:family="table-row">
      <style:table-row-properties style:min-row-height="0.0868in" fo:background-color="transparent" fo:keep-together="auto">
        <style:background-image/>
      </style:table-row-properties>
    </style:style>
    <style:style style:name="Tabla7.27" style:family="table-row">
      <style:table-row-properties style:min-row-height="0.0826in" fo:background-color="transparent" fo:keep-together="auto">
        <style:background-image/>
      </style:table-row-properties>
    </style:style>
    <style:style style:name="Tabla7.28" style:family="table-row">
      <style:table-row-properties fo:background-color="transparent" fo:keep-together="auto">
        <style:background-image/>
      </style:table-row-properties>
    </style:style>
    <style:style style:name="Tabla7.A28" style:family="table-cell">
      <style:table-cell-properties fo:padding="0.0201in" fo:border="none"/>
    </style:style>
    <style:style style:name="Tabla7.B28" style:family="table-cell">
      <style:table-cell-properties fo:padding="0.0201in" fo:border="none"/>
    </style:style>
    <style:style style:name="Tabla7.C28" style:family="table-cell">
      <style:table-cell-properties fo:padding="0.0201in" fo:border="none"/>
    </style:style>
    <style:style style:name="Tabla8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0.375in"/>
    </style:style>
    <style:style style:name="Tabla8.B" style:family="table-column">
      <style:table-column-properties style:column-width="1.6875in"/>
    </style:style>
    <style:style style:name="Tabla8.C" style:family="table-column">
      <style:table-column-properties style:column-width="0.625in"/>
    </style:style>
    <style:style style:name="Tabla8.1" style:family="table-row">
      <style:table-row-properties style:min-row-height="0.0097in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8.23" style:family="table-row">
      <style:table-row-properties fo:background-color="transparent" fo:keep-together="auto">
        <style:background-image/>
      </style:table-row-properties>
    </style:style>
    <style:style style:name="Tabla8.24" style:family="table-row">
      <style:table-row-properties fo:background-color="transparent" fo:keep-together="auto">
        <style:background-image/>
      </style:table-row-properties>
    </style:style>
    <style:style style:name="Tabla8.25" style:family="table-row">
      <style:table-row-properties style:min-row-height="0.0868in" fo:background-color="transparent" fo:keep-together="auto">
        <style:background-image/>
      </style:table-row-properties>
    </style:style>
    <style:style style:name="Tabla8.26" style:family="table-row">
      <style:table-row-properties style:min-row-height="0.0826in" fo:background-color="transparent" fo:keep-together="auto">
        <style:background-image/>
      </style:table-row-properties>
    </style:style>
    <style:style style:name="Tabla8.27" style:family="table-row">
      <style:table-row-properties fo:background-color="transparent" fo:keep-together="auto">
        <style:background-image/>
      </style:table-row-properties>
    </style:style>
    <style:style style:name="Tabla8.A27" style:family="table-cell">
      <style:table-cell-properties fo:padding="0.0201in" fo:border="none"/>
    </style:style>
    <style:style style:name="Tabla8.B27" style:family="table-cell">
      <style:table-cell-properties fo:padding="0.0201in" fo:border="none"/>
    </style:style>
    <style:style style:name="Tabla8.C27" style:family="table-cell">
      <style:table-cell-properties fo:padding="0.0201in" fo:border="none"/>
    </style:style>
    <style:style style:name="Tabla9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0.375in"/>
    </style:style>
    <style:style style:name="Tabla9.B" style:family="table-column">
      <style:table-column-properties style:column-width="1.6875in"/>
    </style:style>
    <style:style style:name="Tabla9.C" style:family="table-column">
      <style:table-column-properties style:column-width="0.625in"/>
    </style:style>
    <style:style style:name="Tabla9.1" style:family="table-row">
      <style:table-row-properties style:min-row-height="0.0097in"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9.22" style:family="table-row">
      <style:table-row-properties fo:background-color="transparent" fo:keep-together="auto">
        <style:background-image/>
      </style:table-row-properties>
    </style:style>
    <style:style style:name="Tabla9.23" style:family="table-row">
      <style:table-row-properties fo:background-color="transparent" fo:keep-together="auto">
        <style:background-image/>
      </style:table-row-properties>
    </style:style>
    <style:style style:name="Tabla9.24" style:family="table-row">
      <style:table-row-properties style:min-row-height="0.0868in" fo:background-color="transparent" fo:keep-together="auto">
        <style:background-image/>
      </style:table-row-properties>
    </style:style>
    <style:style style:name="Tabla9.25" style:family="table-row">
      <style:table-row-properties style:min-row-height="0.0826in" fo:background-color="transparent" fo:keep-together="auto">
        <style:background-image/>
      </style:table-row-properties>
    </style:style>
    <style:style style:name="Tabla9.26" style:family="table-row">
      <style:table-row-properties fo:background-color="transparent" fo:keep-together="auto">
        <style:background-image/>
      </style:table-row-properties>
    </style:style>
    <style:style style:name="Tabla9.A26" style:family="table-cell">
      <style:table-cell-properties fo:padding="0.0201in" fo:border="none"/>
    </style:style>
    <style:style style:name="Tabla9.B26" style:family="table-cell">
      <style:table-cell-properties fo:padding="0.0201in" fo:border="none"/>
    </style:style>
    <style:style style:name="Tabla9.C26" style:family="table-cell">
      <style:table-cell-properties fo:padding="0.0201in" fo:border="none"/>
    </style:style>
    <style:style style:name="Tabla10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0.375in"/>
    </style:style>
    <style:style style:name="Tabla10.B" style:family="table-column">
      <style:table-column-properties style:column-width="1.6875in"/>
    </style:style>
    <style:style style:name="Tabla10.C" style:family="table-column">
      <style:table-column-properties style:column-width="0.625in"/>
    </style:style>
    <style:style style:name="Tabla10.1" style:family="table-row">
      <style:table-row-properties style:min-row-height="0.0097in"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0.21" style:family="table-row">
      <style:table-row-properties fo:background-color="transparent" fo:keep-together="auto">
        <style:background-image/>
      </style:table-row-properties>
    </style:style>
    <style:style style:name="Tabla10.22" style:family="table-row">
      <style:table-row-properties fo:background-color="transparent" fo:keep-together="auto">
        <style:background-image/>
      </style:table-row-properties>
    </style:style>
    <style:style style:name="Tabla10.23" style:family="table-row">
      <style:table-row-properties style:min-row-height="0.0868in" fo:background-color="transparent" fo:keep-together="auto">
        <style:background-image/>
      </style:table-row-properties>
    </style:style>
    <style:style style:name="Tabla10.24" style:family="table-row">
      <style:table-row-properties style:min-row-height="0.0826in" fo:background-color="transparent" fo:keep-together="auto">
        <style:background-image/>
      </style:table-row-properties>
    </style:style>
    <style:style style:name="Tabla10.25" style:family="table-row">
      <style:table-row-properties fo:background-color="transparent" fo:keep-together="auto">
        <style:background-image/>
      </style:table-row-properties>
    </style:style>
    <style:style style:name="Tabla10.A25" style:family="table-cell">
      <style:table-cell-properties fo:padding="0.0201in" fo:border="none"/>
    </style:style>
    <style:style style:name="Tabla10.B25" style:family="table-cell">
      <style:table-cell-properties fo:padding="0.0201in" fo:border="none"/>
    </style:style>
    <style:style style:name="Tabla10.C25" style:family="table-cell">
      <style:table-cell-properties fo:padding="0.0201in" fo:border="none"/>
    </style:style>
    <style:style style:name="Tabla11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0.375in"/>
    </style:style>
    <style:style style:name="Tabla11.B" style:family="table-column">
      <style:table-column-properties style:column-width="1.6875in"/>
    </style:style>
    <style:style style:name="Tabla11.C" style:family="table-column">
      <style:table-column-properties style:column-width="0.625in"/>
    </style:style>
    <style:style style:name="Tabla1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1.20" style:family="table-row">
      <style:table-row-properties fo:background-color="transparent" fo:keep-together="auto">
        <style:background-image/>
      </style:table-row-properties>
    </style:style>
    <style:style style:name="Tabla11.21" style:family="table-row">
      <style:table-row-properties fo:background-color="transparent" fo:keep-together="auto">
        <style:background-image/>
      </style:table-row-properties>
    </style:style>
    <style:style style:name="Tabla11.22" style:family="table-row">
      <style:table-row-properties style:min-row-height="0.0868in" fo:background-color="transparent" fo:keep-together="auto">
        <style:background-image/>
      </style:table-row-properties>
    </style:style>
    <style:style style:name="Tabla11.23" style:family="table-row">
      <style:table-row-properties style:min-row-height="0.0826in" fo:background-color="transparent" fo:keep-together="auto">
        <style:background-image/>
      </style:table-row-properties>
    </style:style>
    <style:style style:name="Tabla11.24" style:family="table-row">
      <style:table-row-properties fo:background-color="transparent" fo:keep-together="auto">
        <style:background-image/>
      </style:table-row-properties>
    </style:style>
    <style:style style:name="Tabla11.A24" style:family="table-cell">
      <style:table-cell-properties fo:padding="0.0201in" fo:border="none"/>
    </style:style>
    <style:style style:name="Tabla11.B24" style:family="table-cell">
      <style:table-cell-properties fo:padding="0.0201in" fo:border="none"/>
    </style:style>
    <style:style style:name="Tabla11.C24" style:family="table-cell">
      <style:table-cell-properties fo:padding="0.0201in" fo:border="none"/>
    </style:style>
    <style:style style:name="Tabla12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0.375in"/>
    </style:style>
    <style:style style:name="Tabla12.B" style:family="table-column">
      <style:table-column-properties style:column-width="1.6875in"/>
    </style:style>
    <style:style style:name="Tabla12.C" style:family="table-column">
      <style:table-column-properties style:column-width="0.625in"/>
    </style:style>
    <style:style style:name="Tabla12.1" style:family="table-row">
      <style:table-row-properties style:min-row-height="0.0097in"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2.19" style:family="table-row">
      <style:table-row-properties fo:background-color="transparent" fo:keep-together="auto">
        <style:background-image/>
      </style:table-row-properties>
    </style:style>
    <style:style style:name="Tabla12.20" style:family="table-row">
      <style:table-row-properties fo:background-color="transparent" fo:keep-together="auto">
        <style:background-image/>
      </style:table-row-properties>
    </style:style>
    <style:style style:name="Tabla12.21" style:family="table-row">
      <style:table-row-properties style:min-row-height="0.0868in" fo:background-color="transparent" fo:keep-together="auto">
        <style:background-image/>
      </style:table-row-properties>
    </style:style>
    <style:style style:name="Tabla12.22" style:family="table-row">
      <style:table-row-properties style:min-row-height="0.0826in" fo:background-color="transparent" fo:keep-together="auto">
        <style:background-image/>
      </style:table-row-properties>
    </style:style>
    <style:style style:name="Tabla12.23" style:family="table-row">
      <style:table-row-properties fo:background-color="transparent" fo:keep-together="auto">
        <style:background-image/>
      </style:table-row-properties>
    </style:style>
    <style:style style:name="Tabla12.A23" style:family="table-cell">
      <style:table-cell-properties fo:padding="0.0201in" fo:border="none"/>
    </style:style>
    <style:style style:name="Tabla12.B23" style:family="table-cell">
      <style:table-cell-properties fo:padding="0.0201in" fo:border="none"/>
    </style:style>
    <style:style style:name="Tabla12.C23" style:family="table-cell">
      <style:table-cell-properties fo:padding="0.0201in" fo:border="none"/>
    </style:style>
    <style:style style:name="Tabla3" style:family="table">
      <style:table-properties style:width="5.875in" table:align="left"/>
    </style:style>
    <style:style style:name="Tabla3.A" style:family="table-column">
      <style:table-column-properties style:column-width="3.4375in"/>
    </style:style>
    <style:style style:name="Tabla3.B" style:family="table-column">
      <style:table-column-properties style:column-width="2.4375in"/>
    </style:style>
    <style:style style:name="Tabla3.A1" style:family="table-cell">
      <style:table-cell-properties fo:padding="0.0382in" fo:border="none"/>
    </style:style>
    <style:style style:name="Tabla13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0.75in"/>
    </style:style>
    <style:style style:name="Tabla13.B" style:family="table-column">
      <style:table-column-properties style:column-width="2.625in"/>
    </style:style>
    <style:style style:name="Tabla13.C" style:family="table-column">
      <style:table-column-properties style:column-width="0.4375in"/>
    </style:style>
    <style:style style:name="Tabla13.D" style:family="table-column">
      <style:table-column-properties style:column-width="1in"/>
    </style:style>
    <style:style style:name="Tabla13.E" style:family="table-column">
      <style:table-column-properties style:column-width="1.0625in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a13.2" style:family="table-row">
      <style:table-row-properties style:min-row-height="0.0097in" fo:background-color="transparent" fo:keep-together="auto">
        <style:background-image/>
      </style:table-row-properties>
    </style:style>
    <style:style style:name="Tabla13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3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a13.20" style:family="table-row">
      <style:table-row-properties style:min-row-height="0.0764in" fo:background-color="transparent" fo:keep-together="auto">
        <style:background-image/>
      </style:table-row-properties>
    </style:style>
    <style:style style:name="Tabla13.21" style:family="table-row">
      <style:table-row-properties style:min-row-height="0.2042in" fo:background-color="transparent" fo:keep-together="auto">
        <style:background-image/>
      </style:table-row-properties>
    </style:style>
    <style:style style:name="Tabla13.A22" style:family="table-cell">
      <style:table-cell-properties fo:padding="0.0201in" fo:border="none"/>
    </style:style>
    <style:style style:name="Tabla13.B22" style:family="table-cell">
      <style:table-cell-properties fo:padding="0.0201in" fo:border="none"/>
    </style:style>
    <style:style style:name="Tabla13.C22" style:family="table-cell">
      <style:table-cell-properties fo:padding="0.0201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5.875in" table:align="left"/>
    </style:style>
    <style:style style:name="Table10.A" style:family="table-column">
      <style:table-column-properties style:column-width="3.625in"/>
    </style:style>
    <style:style style:name="Table10.B" style:family="table-column">
      <style:table-column-properties style:column-width="2.25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2.625in"/>
    </style:style>
    <style:style style:name="Table11.C" style:family="table-column">
      <style:table-column-properties style:column-width="0.437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1.062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0764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5" style:family="table">
      <style:table-properties style:width="4.4375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2.25in"/>
    </style:style>
    <style:style style:name="Table5.A1" style:family="table-cell">
      <style:table-cell-properties fo:padding="0.0382in" fo:border="none"/>
    </style:style>
    <style:style style:name="P1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ooter">
      <style:paragraph-properties fo:line-height="115%" fo:text-align="start" style:justify-single-word="false"/>
      <style:text-properties style:font-name="Source Sans Pro" fo:font-size="9pt" fo:font-weight="normal" officeooo:rsid="001bb431" officeooo:paragraph-rsid="0156a95c" style:font-size-asian="9pt" style:font-weight-asian="normal" style:font-size-complex="9pt" style:font-weight-complex="normal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443eb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4473f1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564456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Source Sans Pro" fo:font-size="9pt" officeooo:rsid="00057f84" officeooo:paragraph-rsid="00525c7d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1564456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564456" style:font-size-asian="9pt" style:font-size-complex="9pt"/>
    </style:style>
    <style:style style:name="P16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1564456" style:font-size-asian="9pt" style:font-size-complex="9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4473f1" style:font-size-asian="9pt" style:font-size-complex="9pt"/>
    </style:style>
    <style:style style:name="P19" style:family="paragraph" style:parent-style-name="Standard">
      <style:text-properties style:font-name="Source Sans Pro" fo:font-size="9pt" officeooo:rsid="001bb431" officeooo:paragraph-rsid="01564456" style:font-size-asian="9pt" style:font-size-complex="9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2782fa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4f35c6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1bb431" officeooo:paragraph-rsid="0156a95c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20a2d7" officeooo:paragraph-rsid="014473f1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40fe82" officeooo:paragraph-rsid="014473f1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15%" fo:text-align="center" style:justify-single-word="false"/>
      <style:text-properties style:font-name="Source Sans Pro" fo:font-size="9pt" fo:font-weight="bold" officeooo:rsid="001bb431" officeooo:paragraph-rsid="014473f1" style:font-size-asian="9pt" style:font-weight-asian="bold" style:font-size-complex="9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56a95c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31c31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Source Sans Pro" officeooo:paragraph-rsid="005dcd48"/>
    </style:style>
    <style:style style:name="P35" style:family="paragraph" style:parent-style-name="Standard">
      <style:text-properties style:font-name="Source Sans Pro" officeooo:paragraph-rsid="00986756"/>
    </style:style>
    <style:style style:name="P36" style:family="paragraph" style:parent-style-name="Standard">
      <style:paragraph-properties fo:line-height="100%" fo:text-align="center" style:justify-single-word="false"/>
      <style:text-properties style:font-name="Source Sans Pro" fo:font-size="8.5pt" officeooo:paragraph-rsid="01564456" style:font-size-asian="8.5pt" style:font-size-complex="8.5pt"/>
    </style:style>
    <style:style style:name="P37" style:family="paragraph" style:parent-style-name="Standard">
      <style:paragraph-properties fo:line-height="100%"/>
      <style:text-properties style:font-name="Source Sans Pro" fo:font-size="8.5pt" officeooo:paragraph-rsid="01564456" style:font-size-asian="8.5pt" style:font-size-complex="8.5pt"/>
    </style:style>
    <style:style style:name="P38" style:family="paragraph" style:parent-style-name="Standard">
      <style:paragraph-properties fo:line-height="100%"/>
      <style:text-properties style:font-name="Source Sans Pro" fo:font-size="8.5pt" officeooo:paragraph-rsid="0158f4fb" style:font-size-asian="8.5pt" style:font-size-complex="8.5pt"/>
    </style:style>
    <style:style style:name="P39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564456" style:font-size-asian="8.5pt" style:font-size-complex="8.5pt"/>
    </style:style>
    <style:style style:name="P40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58f4fb" style:font-size-asian="8.5pt" style:font-size-complex="8.5pt"/>
    </style:style>
    <style:style style:name="P41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c716ec" officeooo:paragraph-rsid="0158f4fb" style:font-size-asian="8.5pt" style:font-size-complex="8.5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c716ec" officeooo:paragraph-rsid="0160562f" style:font-size-asian="8.5pt" style:font-size-complex="8.5pt"/>
    </style:style>
    <style:style style:name="P43" style:family="paragraph" style:parent-style-name="Standard">
      <style:paragraph-properties fo:line-height="115%" fo:text-align="center" style:justify-single-word="false"/>
      <style:text-properties style:font-name="Source Sans Pro" fo:font-size="10.5pt" fo:font-weight="bold" officeooo:rsid="0124d8a6" officeooo:paragraph-rsid="012782fa" style:font-size-asian="10.5pt" style:font-weight-asian="bold" style:font-size-complex="10.5pt" style:font-weight-complex="bold"/>
    </style:style>
    <style:style style:name="P44" style:family="paragraph" style:parent-style-name="Standard">
      <style:text-properties style:font-name="Source Sans Pro" officeooo:paragraph-rsid="01564456"/>
    </style:style>
    <style:style style:name="P45" style:family="paragraph" style:parent-style-name="Standard">
      <style:text-properties officeooo:paragraph-rsid="01564456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564456" style:font-size-asian="9pt" style:font-size-complex="9pt"/>
    </style:style>
    <style:style style:name="P4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50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1" style:family="paragraph" style:parent-style-name="Table_20_Contents">
      <style:paragraph-properties fo:line-height="100%"/>
      <style:text-properties style:font-name="Source Sans Pro" fo:font-size="9pt" officeooo:paragraph-rsid="01564456" style:font-size-asian="9pt" style:font-size-complex="9pt"/>
    </style:style>
    <style:style style:name="P52" style:family="paragraph" style:parent-style-name="Table_20_Contents">
      <style:paragraph-properties fo:line-height="100%"/>
      <style:text-properties style:font-name="Source Sans Pro" fo:font-size="9pt" officeooo:paragraph-rsid="016b0b9d" style:font-size-asian="9pt" style:font-size-complex="9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564456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9pt" officeooo:paragraph-rsid="01564456" style:font-size-asian="9pt" style:font-size-complex="9pt"/>
    </style:style>
    <style:style style:name="P58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9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60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131c314" style:font-size-asian="9pt" style:font-size-complex="9pt"/>
    </style:style>
    <style:style style:name="P62" style:family="paragraph" style:parent-style-name="Table_20_Contents">
      <style:text-properties style:font-name="Source Sans Pro" fo:font-size="9pt" officeooo:rsid="00057f84" officeooo:paragraph-rsid="01564456" style:font-size-asian="9pt" style:font-size-complex="9pt"/>
    </style:style>
    <style:style style:name="P63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564456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7" style:family="paragraph" style:parent-style-name="Table_20_Contents">
      <style:text-properties style:font-name="Source Sans Pro" fo:font-size="9pt" officeooo:paragraph-rsid="01564456" style:font-size-asian="9pt" style:font-size-complex="9pt"/>
    </style:style>
    <style:style style:name="P68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69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line-height="100%"/>
      <style:text-properties style:font-name="Source Sans Pro" fo:font-size="9pt" fo:font-style="italic" officeooo:paragraph-rsid="01564456" style:font-size-asian="9pt" style:font-style-asian="italic" style:font-size-complex="9pt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564456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1564456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564456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564456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2df6e3" style:font-size-asian="9pt" style:font-weight-asian="normal" style:font-size-complex="9pt" style:font-weight-complex="normal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564456" style:font-size-asian="9pt" style:font-weight-asian="normal" style:font-size-complex="9pt" style:font-weight-complex="normal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564456" style:font-size-asian="9pt" style:font-weight-asian="normal" style:font-size-complex="9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564456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4473f1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564456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564456" style:font-size-asian="8.5pt" style:font-weight-asian="bold" style:font-size-complex="8.5pt" style:font-weight-complex="bold"/>
    </style:style>
    <style:style style:name="P89" style:family="paragraph" style:parent-style-name="Table_20_Contents">
      <style:paragraph-properties fo:line-height="100%"/>
      <style:text-properties style:font-name="Source Sans Pro" fo:font-size="8.5pt" officeooo:paragraph-rsid="01564456" style:font-size-asian="8.5pt" style:font-size-complex="8.5pt"/>
    </style:style>
    <style:style style:name="P90" style:family="paragraph" style:parent-style-name="Table_20_Contents">
      <style:paragraph-properties fo:line-height="100%"/>
      <style:text-properties style:font-name="Source Sans Pro" fo:font-size="8.5pt" officeooo:paragraph-rsid="0158f4fb" style:font-size-asian="8.5pt" style:font-size-complex="8.5pt"/>
    </style:style>
    <style:style style:name="P91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564456" style:font-size-asian="8.5pt" style:font-size-complex="8.5pt"/>
    </style:style>
    <style:style style:name="P92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58f4fb" style:font-size-asian="8.5pt" style:font-size-complex="8.5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b854e8" officeooo:paragraph-rsid="01564456" style:font-size-asian="8.5pt" style:font-size-complex="8.5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b854e8" officeooo:paragraph-rsid="0158f4fb" style:font-size-asian="8.5pt" style:font-size-complex="8.5pt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564456" style:font-size-asian="10.5pt" style:font-weight-asian="bold" style:font-size-complex="10.5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1c314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564456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01bd114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1564456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05bb7d9" officeooo:paragraph-rsid="014473f1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05bb7d9" officeooo:paragraph-rsid="01564456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4" style:family="paragraph" style:parent-style-name="Table_20_Contents">
      <style:paragraph-properties fo:line-height="100%" fo:text-align="center" style:justify-single-word="false"/>
      <style:text-properties officeooo:paragraph-rsid="01564456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1564456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1564456" style:font-size-asian="10pt" style:font-size-complex="10pt"/>
    </style:style>
    <style:style style:name="P10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1564456" style:font-size-asian="10pt" style:font-size-complex="10pt"/>
    </style:style>
    <style:style style:name="P11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1564456" style:font-size-asian="10pt" style:font-size-complex="10pt"/>
    </style:style>
    <style:style style:name="P113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4" style:family="paragraph" style:parent-style-name="Table_20_Heading">
      <style:text-properties style:font-name="Source Sans Pro" fo:font-size="9.30000019073486pt" fo:font-weight="bold" officeooo:rsid="00668041" officeooo:paragraph-rsid="01564456" style:font-size-asian="9.30000019073486pt" style:font-weight-asian="bold" style:font-size-complex="9.30000019073486pt" style:font-weight-complex="bold"/>
    </style:style>
    <style:style style:name="P1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564456" style:font-size-asian="7pt" style:font-weight-asian="bold" style:font-size-complex="7pt" style:font-weight-complex="bold"/>
    </style:style>
    <style:style style:name="P11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564456" style:font-size-asian="7pt" style:font-weight-asian="bold" style:font-size-complex="7pt" style:font-weight-complex="bold"/>
    </style:style>
    <style:style style:name="P121" style:family="paragraph" style:parent-style-name="Standard">
      <style:paragraph-properties fo:break-before="auto" fo:break-after="auto"/>
      <style:text-properties officeooo:paragraph-rsid="00bcea45"/>
    </style:style>
    <style:style style:name="P122" style:family="paragraph" style:parent-style-name="Standard">
      <style:paragraph-properties fo:break-before="auto" fo:break-after="auto"/>
      <style:text-properties officeooo:paragraph-rsid="01564456"/>
    </style:style>
    <style:style style:name="P123" style:family="paragraph" style:parent-style-name="Frame_20_contents">
      <style:paragraph-properties fo:text-align="center" style:justify-single-word="false"/>
    </style:style>
    <style:style style:name="P12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5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755630" style:font-size-asian="9pt" style:font-size-complex="9pt"/>
    </style:style>
    <style:style style:name="P12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7a4d9d" style:font-size-asian="9pt" style:font-size-complex="9pt"/>
    </style:style>
    <style:style style:name="P12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564456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9pt" style:font-size-asian="9pt" style:font-size-complex="9pt"/>
    </style:style>
    <style:style style:name="T2" style:family="text">
      <style:text-properties style:font-name="Source Sans Pro" fo:font-size="9pt" officeooo:rsid="00b854e8" style:font-size-asian="9pt" style:font-size-complex="9pt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ad59bb" style:font-weight-asian="normal" style:font-weight-complex="normal"/>
    </style:style>
    <style:style style:name="T9" style:family="text">
      <style:text-properties officeooo:rsid="0024486b"/>
    </style:style>
    <style:style style:name="T10" style:family="text">
      <style:text-properties officeooo:rsid="000a558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d420c4"/>
    </style:style>
    <style:style style:name="T14" style:family="text">
      <style:text-properties style:text-underline-style="solid" style:text-underline-type="double" style:text-underline-width="auto" style:text-underline-color="font-color" officeooo:rsid="0087112b"/>
    </style:style>
    <style:style style:name="T15" style:family="text">
      <style:text-properties style:text-underline-style="none" officeooo:rsid="0087112b"/>
    </style:style>
    <style:style style:name="T16" style:family="text">
      <style:text-properties officeooo:rsid="00c716ec"/>
    </style:style>
    <style:style style:name="T17" style:family="text">
      <style:text-properties fo:font-size="10pt" officeooo:rsid="00e4b507" style:font-size-asian="10pt" style:font-size-complex="10pt"/>
    </style:style>
    <style:style style:name="T18" style:family="text">
      <style:text-properties fo:font-size="10pt" officeooo:rsid="0020b251" style:font-size-asian="10pt" style:font-size-complex="10pt"/>
    </style:style>
    <style:style style:name="T19" style:family="text">
      <style:text-properties fo:font-size="10pt" officeooo:rsid="00d96959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/>
      <text:p text:style-name="P10"/>
      <text:p text:style-name="P10"/>
      <text:p text:style-name="P10"><text:placeholder text:placeholder-type="text">&lt;for each="sale in objects"&gt;</text:placeholder></text:p>
      <text:p text:style-name="P22"><text:placeholder text:placeholder-type="text">&lt;if test="sale.state != 'quotation' and sale.sale_note == False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6"/>
          </table:table-cell>
          <table:table-cell table:style-name="Tabla1.A1" table:number-columns-spanned="3" office:value-type="string">
            <text:p text:style-name="P7"><text:placeholder text:placeholder-type="text">&lt;format_date(sale.sale_date, sale.party.lang)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8"/>
          </table:table-cell>
          <table:table-cell table:style-name="Tabla1.A1" table:number-columns-spanned="3" office:value-type="string">
            <text:p text:style-name="P18"><text:placeholder text:placeholder-type="text">&lt;sale.party.name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6"/>
          </table:table-cell>
          <table:table-cell table:style-name="Tabla1.A1" table:number-columns-spanned="3" office:value-type="string">
            <text:p text:style-name="P26"><text:placeholder text:placeholder-type="text">&lt;sale.party.addresses[0].street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P27"><text:placeholder text:placeholder-type="text">&lt;sale.party.vat_number&gt;</text:placeholder></text:p>
          </table:table-cell>
          <table:table-cell table:style-name="Tabla1.A1" office:value-type="string">
            <text:p text:style-name="P66"/>
          </table:table-cell>
          <table:table-cell table:style-name="Tabla1.A1" office:value-type="string">
            <text:p text:style-name="P8"><text:placeholder text:placeholder-type="text">&lt;sale.party.phone&gt;</text:placeholder></text:p>
          </table:table-cell>
        </table:table-row>
      </table:table>
      <text:p text:style-name="P126"><text:span text:style-name="T5"><text:placeholder text:placeholder-type="text">&lt;if test="len(sale.lines) == 1"&gt;</text:placeholder>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9"><text:placeholder text:placeholder-type="text">&lt;for each="line in sale.lines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9"><text:placeholder text:placeholder-type="text">&lt;choose test="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9"><text:placeholder text:placeholder-type="text">&lt;when test="line.type == 'line'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1"><text:placeholder text:placeholder-type="text">&lt;(str(line.quantity).split(".") )[0]&gt;</text:placeholder></text:p>
          </table:table-cell>
          <table:table-cell table:style-name="Table2.A1" office:value-type="string">
            <text:p text:style-name="P38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2.A1" office:value-type="string">
            <text:p text:style-name="P40"><text:placeholder text:placeholder-type="text">&lt;format_currency(line.unit_price, sale.party.lang, currency=sale.currency)&gt;</text:placeholder></text:p>
          </table:table-cell>
          <table:table-cell table:style-name="Table2.A1" office:value-type="string">
            <text:p text:style-name="P9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/when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when test="line.type == 'subtotal'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/when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when test="line.type == 'title'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for each="line in line.description.split('\n')"&gt;</text:placeholder></text:p>
            <text:p text:style-name="P68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ext:soft-page-break/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/when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otherwise test="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/otherwise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/choose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><text:placeholder text:placeholder-type="text">&lt;/for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6"/>
          </table:table-cell>
        </table:table-row>
        <table:table-row table:style-name="Table2.28"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101"><text:placeholder text:placeholder-type="text">&lt;format_currency(sale.untaxed_amount, sale.party.lang, currency=sale.currency)&gt;</text:placeholder></text:p>
          </table:table-cell>
        </table:table-row>
        <table:table-row table:style-name="Table2.29"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99"/>
          </table:table-cell>
        </table:table-row>
        <table:table-row table:style-name="Table2.30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5"><text:s/></text:p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99"/>
          </table:table-cell>
        </table:table-row>
        <table:table-row table:style-name="Table2.31"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9"><text:s text:c="2"/></text:p>
          </table:table-cell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5"><text:placeholder text:placeholder-type="text">&lt;format_currency(sale.tax_amount, sale.party.lang, currency=sale.currency)&gt;</text:placeholder></text:p>
          </table:table-cell>
        </table:table-row>
        <table:table-row table:style-name="Table2.32">
          <table:table-cell table:style-name="Table2.A32" office:value-type="string">
            <text:p text:style-name="P55"/>
          </table:table-cell>
          <table:table-cell table:style-name="Table2.B32" office:value-type="string">
            <text:p text:style-name="P34"/>
          </table:table-cell>
          <table:table-cell table:style-name="Table2.C32" office:value-type="string">
            <text:p text:style-name="P11"/>
          </table:table-cell>
          <table:table-cell table:style-name="Table2.A1" office:value-type="string">
            <text:p text:style-name="P85"><text:placeholder text:placeholder-type="text">&lt;format_currency(sale.tax_amount, sale.party.lang, currency=sale.currency)&gt;</text:placeholder></text:p>
          </table:table-cell>
        </table:table-row>
      </table:table>
      <text:p text:style-name="P23"><text:placeholder text:placeholder-type="text">&lt;/if&gt;</text:placeholder></text:p>
      <text:p text:style-name="P125"><text:placeholder text:placeholder-type="text">&lt;if test="len(sale.lines) == 2"&gt;</text:placeholder></text:p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 table:style-name="Tabla4.1">
          <table:table-cell table:style-name="Tabla4.A1" office:value-type="string">
            <text:p text:style-name="P51"><text:placeholder text:placeholder-type="text">&lt;for each="line in sale.lines"&gt;</text:placeholder><text:soft-page-break/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51"><text:placeholder text:placeholder-type="text">&lt;choose test=""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51"><text:placeholder text:placeholder-type="text">&lt;when test="line.type == 'line'"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4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4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4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/when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when test="line.type == 'subtotal'"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/when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when test="line.type == 'title'"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/when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otherwise test=""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/otherwise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/choose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><text:placeholder text:placeholder-type="text">&lt;/for&gt;</text:placeholder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8"/>
          </table:table-cell>
        </table:table-row>
        <text:soft-page-break/>
        <table:table-row table:style-name="Tabla4.27"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4.28"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100"/>
          </table:table-cell>
        </table:table-row>
        <table:table-row table:style-name="Tabla4.29">
          <table:table-cell table:style-name="Tabla4.A1" office:value-type="string">
            <text:p text:style-name="P120"/>
          </table:table-cell>
          <table:table-cell table:style-name="Tabla4.A1" office:value-type="string">
            <text:p text:style-name="P117"><text:s/></text:p>
          </table:table-cell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100"/>
          </table:table-cell>
        </table:table-row>
        <table:table-row table:style-name="Tabla4.30"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62"><text:s text:c="2"/></text:p>
          </table:table-cell>
          <table:table-cell table:style-name="Tabla4.A1" office:value-type="string">
            <text:p text:style-name="P86"/>
          </table:table-cell>
          <table:table-cell table:style-name="Tabla4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4.31">
          <table:table-cell table:style-name="Tabla4.A31" office:value-type="string">
            <text:p text:style-name="P57"/>
          </table:table-cell>
          <table:table-cell table:style-name="Tabla4.B31" office:value-type="string">
            <text:p text:style-name="P44"/>
          </table:table-cell>
          <table:table-cell table:style-name="Tabla4.C31" office:value-type="string">
            <text:p text:style-name="P13"/>
          </table:table-cell>
          <table:table-cell table:style-name="Tabla4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3"&gt;</text:placeholder></text:p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row table:style-name="Tabla5.1">
          <table:table-cell table:style-name="Tabla5.A1" office:value-type="string">
            <text:p text:style-name="P51"><text:placeholder text:placeholder-type="text">&lt;for each="line in sale.lines"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51"><text:placeholder text:placeholder-type="text">&lt;choose test=""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51"><text:placeholder text:placeholder-type="text">&lt;when test="line.type == 'line'"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5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5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5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/when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when test="line.type == 'subtotal'"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for each="line in line.description.split('\n')"&gt;</text:placeholder><text:soft-page-break/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/when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when test="line.type == 'title'"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/when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otherwise test=""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/otherwise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/choose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><text:placeholder text:placeholder-type="text">&lt;/for&gt;</text:placeholder></text:p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8"/>
          </table:table-cell>
        </table:table-row>
        <table:table-row table:style-name="Tabla5.26">
          <table:table-cell table:style-name="Tabla5.A1" office:value-type="string">
            <text:p text:style-name="P57"/>
          </table:table-cell>
          <table:table-cell table:style-name="Tabla5.A1" office:value-type="string">
            <text:p text:style-name="P67"/>
          </table:table-cell>
          <table:table-cell table:style-name="Tabla5.A1" office:value-type="string">
            <text:p text:style-name="P67"/>
          </table:table-cell>
          <table:table-cell table:style-name="Tabla5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5.27">
          <table:table-cell table:style-name="Tabla5.A1" office:value-type="string">
            <text:p text:style-name="P57"/>
          </table:table-cell>
          <table:table-cell table:style-name="Tabla5.A1" office:value-type="string">
            <text:p text:style-name="P67"/>
          </table:table-cell>
          <table:table-cell table:style-name="Tabla5.A1" office:value-type="string">
            <text:p text:style-name="P67"/>
          </table:table-cell>
          <table:table-cell table:style-name="Tabla5.A1" office:value-type="string">
            <text:p text:style-name="P100"/>
          </table:table-cell>
        </table:table-row>
        <table:table-row table:style-name="Tabla5.28">
          <table:table-cell table:style-name="Tabla5.A1" office:value-type="string">
            <text:p text:style-name="P120"/>
          </table:table-cell>
          <table:table-cell table:style-name="Tabla5.A1" office:value-type="string">
            <text:p text:style-name="P117"><text:s/></text:p>
          </table:table-cell>
          <table:table-cell table:style-name="Tabla5.A1" office:value-type="string">
            <text:p text:style-name="P67"/>
          </table:table-cell>
          <table:table-cell table:style-name="Tabla5.A1" office:value-type="string">
            <text:p text:style-name="P100"/>
          </table:table-cell>
        </table:table-row>
        <table:table-row table:style-name="Tabla5.29">
          <table:table-cell table:style-name="Tabla5.A1" office:value-type="string">
            <text:p text:style-name="P57"/>
          </table:table-cell>
          <table:table-cell table:style-name="Tabla5.A1" office:value-type="string">
            <text:p text:style-name="P62"><text:s text:c="2"/></text:p>
          </table:table-cell>
          <table:table-cell table:style-name="Tabla5.A1" office:value-type="string">
            <text:p text:style-name="P86"/>
          </table:table-cell>
          <table:table-cell table:style-name="Tabla5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5.30">
          <table:table-cell table:style-name="Tabla5.A30" office:value-type="string">
            <text:p text:style-name="P57"/>
          </table:table-cell>
          <table:table-cell table:style-name="Tabla5.B30" office:value-type="string">
            <text:p text:style-name="P44"/>
          </table:table-cell>
          <table:table-cell table:style-name="Tabla5.C30" office:value-type="string">
            <text:p text:style-name="P13"/>
          </table:table-cell>
          <table:table-cell table:style-name="Tabla5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4"&gt;</text:placeholder></text:p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51"><text:placeholder text:placeholder-type="text">&lt;for each="line in sale.lines"&gt;</text:placeholder><text:soft-page-break/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51"><text:placeholder text:placeholder-type="text">&lt;choose test=""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51"><text:placeholder text:placeholder-type="text">&lt;when test="line.type == 'line'"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6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6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6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/when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when test="line.type == 'subtotal'"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/when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when test="line.type == 'title'"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/when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otherwise test=""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/otherwise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/choose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><text:placeholder text:placeholder-type="text">&lt;/for&gt;</text:placeholder></text:p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ext:soft-page-break/>
        <table:table-row table:style-name="Tabla6.1"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8"/>
          </table:table-cell>
        </table:table-row>
        <table:table-row table:style-name="Tabla6.25">
          <table:table-cell table:style-name="Tabla6.A1" office:value-type="string">
            <text:p text:style-name="P57"/>
          </table:table-cell>
          <table:table-cell table:style-name="Tabla6.A1" office:value-type="string">
            <text:p text:style-name="P67"/>
          </table:table-cell>
          <table:table-cell table:style-name="Tabla6.A1" office:value-type="string">
            <text:p text:style-name="P67"/>
          </table:table-cell>
          <table:table-cell table:style-name="Tabla6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6.26">
          <table:table-cell table:style-name="Tabla6.A1" office:value-type="string">
            <text:p text:style-name="P57"/>
          </table:table-cell>
          <table:table-cell table:style-name="Tabla6.A1" office:value-type="string">
            <text:p text:style-name="P67"/>
          </table:table-cell>
          <table:table-cell table:style-name="Tabla6.A1" office:value-type="string">
            <text:p text:style-name="P67"/>
          </table:table-cell>
          <table:table-cell table:style-name="Tabla6.A1" office:value-type="string">
            <text:p text:style-name="P100"/>
          </table:table-cell>
        </table:table-row>
        <table:table-row table:style-name="Tabla6.27">
          <table:table-cell table:style-name="Tabla6.A1" office:value-type="string">
            <text:p text:style-name="P120"/>
          </table:table-cell>
          <table:table-cell table:style-name="Tabla6.A1" office:value-type="string">
            <text:p text:style-name="P117"><text:s/></text:p>
          </table:table-cell>
          <table:table-cell table:style-name="Tabla6.A1" office:value-type="string">
            <text:p text:style-name="P67"/>
          </table:table-cell>
          <table:table-cell table:style-name="Tabla6.A1" office:value-type="string">
            <text:p text:style-name="P100"/>
          </table:table-cell>
        </table:table-row>
        <table:table-row table:style-name="Tabla6.28">
          <table:table-cell table:style-name="Tabla6.A1" office:value-type="string">
            <text:p text:style-name="P57"/>
          </table:table-cell>
          <table:table-cell table:style-name="Tabla6.A1" office:value-type="string">
            <text:p text:style-name="P62"><text:s text:c="2"/></text:p>
          </table:table-cell>
          <table:table-cell table:style-name="Tabla6.A1" office:value-type="string">
            <text:p text:style-name="P86"/>
          </table:table-cell>
          <table:table-cell table:style-name="Tabla6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6.29">
          <table:table-cell table:style-name="Tabla6.A29" office:value-type="string">
            <text:p text:style-name="P57"/>
          </table:table-cell>
          <table:table-cell table:style-name="Tabla6.B29" office:value-type="string">
            <text:p text:style-name="P44"/>
          </table:table-cell>
          <table:table-cell table:style-name="Tabla6.C29" office:value-type="string">
            <text:p text:style-name="P13"/>
          </table:table-cell>
          <table:table-cell table:style-name="Tabla6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5"&gt;</text:placeholder></text:p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row table:style-name="Tabla7.1">
          <table:table-cell table:style-name="Tabla7.A1" office:value-type="string">
            <text:p text:style-name="P51"><text:placeholder text:placeholder-type="text">&lt;for each="line in sale.lines"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51"><text:placeholder text:placeholder-type="text">&lt;choose test=""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51"><text:placeholder text:placeholder-type="text">&lt;when test="line.type == 'line'"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2"><text:placeholder text:placeholder-type="text">&lt;(str(line.quantity).split(".") )[0]&gt;</text:placeholder></text:p>
          </table:table-cell>
          <table:table-cell table:style-name="Tabla7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7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7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/when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when test="line.type == 'subtotal'"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ext:soft-page-break/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/when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when test="line.type == 'title'"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/when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otherwise test=""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/otherwise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/choose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><text:placeholder text:placeholder-type="text">&lt;/for&gt;</text:placeholder></text:p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8"/>
          </table:table-cell>
        </table:table-row>
        <table:table-row table:style-name="Tabla7.24">
          <table:table-cell table:style-name="Tabla7.A1" office:value-type="string">
            <text:p text:style-name="P57"/>
          </table:table-cell>
          <table:table-cell table:style-name="Tabla7.A1" office:value-type="string">
            <text:p text:style-name="P67"/>
          </table:table-cell>
          <table:table-cell table:style-name="Tabla7.A1" office:value-type="string">
            <text:p text:style-name="P67"/>
          </table:table-cell>
          <table:table-cell table:style-name="Tabla7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7.25">
          <table:table-cell table:style-name="Tabla7.A1" office:value-type="string">
            <text:p text:style-name="P57"/>
          </table:table-cell>
          <table:table-cell table:style-name="Tabla7.A1" office:value-type="string">
            <text:p text:style-name="P67"/>
          </table:table-cell>
          <table:table-cell table:style-name="Tabla7.A1" office:value-type="string">
            <text:p text:style-name="P67"/>
          </table:table-cell>
          <table:table-cell table:style-name="Tabla7.A1" office:value-type="string">
            <text:p text:style-name="P100"/>
          </table:table-cell>
        </table:table-row>
        <table:table-row table:style-name="Tabla7.26">
          <table:table-cell table:style-name="Tabla7.A1" office:value-type="string">
            <text:p text:style-name="P120"/>
          </table:table-cell>
          <table:table-cell table:style-name="Tabla7.A1" office:value-type="string">
            <text:p text:style-name="P117"><text:s/></text:p>
          </table:table-cell>
          <table:table-cell table:style-name="Tabla7.A1" office:value-type="string">
            <text:p text:style-name="P67"/>
          </table:table-cell>
          <table:table-cell table:style-name="Tabla7.A1" office:value-type="string">
            <text:p text:style-name="P100"/>
          </table:table-cell>
        </table:table-row>
        <table:table-row table:style-name="Tabla7.27">
          <table:table-cell table:style-name="Tabla7.A1" office:value-type="string">
            <text:p text:style-name="P57"/>
          </table:table-cell>
          <table:table-cell table:style-name="Tabla7.A1" office:value-type="string">
            <text:p text:style-name="P62"><text:s text:c="2"/></text:p>
          </table:table-cell>
          <table:table-cell table:style-name="Tabla7.A1" office:value-type="string">
            <text:p text:style-name="P86"/>
          </table:table-cell>
          <table:table-cell table:style-name="Tabla7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7.28">
          <table:table-cell table:style-name="Tabla7.A28" office:value-type="string">
            <text:p text:style-name="P57"/>
          </table:table-cell>
          <table:table-cell table:style-name="Tabla7.B28" office:value-type="string">
            <text:p text:style-name="P44"/>
          </table:table-cell>
          <table:table-cell table:style-name="Tabla7.C28" office:value-type="string">
            <text:p text:style-name="P13"/>
          </table:table-cell>
          <table:table-cell table:style-name="Tabla7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6"&gt;</text:placeholder></text:p>
      <table:table table:name="Tabla8" table:style-name="Tabla8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51"><text:placeholder text:placeholder-type="text">&lt;for each="line in sale.lines"&gt;</text:placeholder><text:soft-page-break/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51"><text:placeholder text:placeholder-type="text">&lt;choose test=""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51"><text:placeholder text:placeholder-type="text">&lt;when test="line.type == 'line'"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8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8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8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/when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when test="line.type == 'subtotal'"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/when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when test="line.type == 'title'"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/when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otherwise test=""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/otherwise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/choose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><text:placeholder text:placeholder-type="text">&lt;/for&gt;</text:placeholder></text:p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8"/>
          </table:table-cell>
        </table:table-row>
        <table:table-row table:style-name="Tabla8.23">
          <table:table-cell table:style-name="Tabla8.A1" office:value-type="string">
            <text:p text:style-name="P57"/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102"><text:placeholder text:placeholder-type="text">&lt;format_currency(sale.untaxed_amount, sale.party.lang, currency=sale.currency)&gt;</text:placeholder><text:soft-page-break/></text:p>
          </table:table-cell>
        </table:table-row>
        <table:table-row table:style-name="Tabla8.24">
          <table:table-cell table:style-name="Tabla8.A1" office:value-type="string">
            <text:p text:style-name="P57"/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100"/>
          </table:table-cell>
        </table:table-row>
        <table:table-row table:style-name="Tabla8.25">
          <table:table-cell table:style-name="Tabla8.A1" office:value-type="string">
            <text:p text:style-name="P120"/>
          </table:table-cell>
          <table:table-cell table:style-name="Tabla8.A1" office:value-type="string">
            <text:p text:style-name="P117"><text:s/>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100"/>
          </table:table-cell>
        </table:table-row>
        <table:table-row table:style-name="Tabla8.26">
          <table:table-cell table:style-name="Tabla8.A1" office:value-type="string">
            <text:p text:style-name="P57"/>
          </table:table-cell>
          <table:table-cell table:style-name="Tabla8.A1" office:value-type="string">
            <text:p text:style-name="P62"><text:s text:c="2"/></text:p>
          </table:table-cell>
          <table:table-cell table:style-name="Tabla8.A1" office:value-type="string">
            <text:p text:style-name="P86"/>
          </table:table-cell>
          <table:table-cell table:style-name="Tabla8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8.27">
          <table:table-cell table:style-name="Tabla8.A27" office:value-type="string">
            <text:p text:style-name="P57"/>
          </table:table-cell>
          <table:table-cell table:style-name="Tabla8.B27" office:value-type="string">
            <text:p text:style-name="P44"/>
          </table:table-cell>
          <table:table-cell table:style-name="Tabla8.C27" office:value-type="string">
            <text:p text:style-name="P13"/>
          </table:table-cell>
          <table:table-cell table:style-name="Tabla8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7"&gt;</text:placeholder></text:p>
      <table:table table:name="Tabla9" table:style-name="Tabla9">
        <table:table-column table:style-name="Tabla9.A"/>
        <table:table-column table:style-name="Tabla9.B"/>
        <table:table-column table:style-name="Tabla9.C" table:number-columns-repeated="2"/>
        <table:table-row table:style-name="Tabla9.1">
          <table:table-cell table:style-name="Tabla9.A1" office:value-type="string">
            <text:p text:style-name="P51"><text:placeholder text:placeholder-type="text">&lt;for each="line in sale.lines"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51"><text:placeholder text:placeholder-type="text">&lt;choose test=""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51"><text:placeholder text:placeholder-type="text">&lt;when test="line.type == 'line'"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9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9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9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/when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when test="line.type == 'subtotal'"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soft-page-break/><text:placeholder text:placeholder-type="text">&lt;/for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/when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when test="line.type == 'title'"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/when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otherwise test=""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/otherwise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/choose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><text:placeholder text:placeholder-type="text">&lt;/for&gt;</text:placeholder>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8"/>
          </table:table-cell>
        </table:table-row>
        <table:table-row table:style-name="Tabla9.22">
          <table:table-cell table:style-name="Tabla9.A1" office:value-type="string">
            <text:p text:style-name="P57"/>
          </table:table-cell>
          <table:table-cell table:style-name="Tabla9.A1" office:value-type="string">
            <text:p text:style-name="P67"/>
          </table:table-cell>
          <table:table-cell table:style-name="Tabla9.A1" office:value-type="string">
            <text:p text:style-name="P67"/>
          </table:table-cell>
          <table:table-cell table:style-name="Tabla9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9.23">
          <table:table-cell table:style-name="Tabla9.A1" office:value-type="string">
            <text:p text:style-name="P57"/>
          </table:table-cell>
          <table:table-cell table:style-name="Tabla9.A1" office:value-type="string">
            <text:p text:style-name="P67"/>
          </table:table-cell>
          <table:table-cell table:style-name="Tabla9.A1" office:value-type="string">
            <text:p text:style-name="P67"/>
          </table:table-cell>
          <table:table-cell table:style-name="Tabla9.A1" office:value-type="string">
            <text:p text:style-name="P100"/>
          </table:table-cell>
        </table:table-row>
        <table:table-row table:style-name="Tabla9.24">
          <table:table-cell table:style-name="Tabla9.A1" office:value-type="string">
            <text:p text:style-name="P120"/>
          </table:table-cell>
          <table:table-cell table:style-name="Tabla9.A1" office:value-type="string">
            <text:p text:style-name="P117"><text:s/></text:p>
          </table:table-cell>
          <table:table-cell table:style-name="Tabla9.A1" office:value-type="string">
            <text:p text:style-name="P67"/>
          </table:table-cell>
          <table:table-cell table:style-name="Tabla9.A1" office:value-type="string">
            <text:p text:style-name="P100"/>
          </table:table-cell>
        </table:table-row>
        <table:table-row table:style-name="Tabla9.25">
          <table:table-cell table:style-name="Tabla9.A1" office:value-type="string">
            <text:p text:style-name="P57"/>
          </table:table-cell>
          <table:table-cell table:style-name="Tabla9.A1" office:value-type="string">
            <text:p text:style-name="P62"><text:s text:c="2"/></text:p>
          </table:table-cell>
          <table:table-cell table:style-name="Tabla9.A1" office:value-type="string">
            <text:p text:style-name="P86"/>
          </table:table-cell>
          <table:table-cell table:style-name="Tabla9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9.26">
          <table:table-cell table:style-name="Tabla9.A26" office:value-type="string">
            <text:p text:style-name="P57"/>
          </table:table-cell>
          <table:table-cell table:style-name="Tabla9.B26" office:value-type="string">
            <text:p text:style-name="P44"/>
          </table:table-cell>
          <table:table-cell table:style-name="Tabla9.C26" office:value-type="string">
            <text:p text:style-name="P13"/>
          </table:table-cell>
          <table:table-cell table:style-name="Tabla9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8"&gt;</text:placeholder></text:p>
      <table:table table:name="Tabla10" table:style-name="Tabla10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51"><text:placeholder text:placeholder-type="text">&lt;for each="line in sale.lines"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51"><text:placeholder text:placeholder-type="text">&lt;choose test=""&gt;</text:placeholder><text:soft-page-break/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51"><text:placeholder text:placeholder-type="text">&lt;when test="line.type == 'line'"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10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10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10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/when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when test="line.type == 'subtotal'"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/when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when test="line.type == 'title'"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/when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otherwise test=""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/otherwise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/choose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><text:placeholder text:placeholder-type="text">&lt;/for&gt;</text:placeholder></text:p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1"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8"/>
          </table:table-cell>
        </table:table-row>
        <table:table-row table:style-name="Tabla10.21">
          <table:table-cell table:style-name="Tabla10.A1" office:value-type="string">
            <text:p text:style-name="P5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10.22">
          <table:table-cell table:style-name="Tabla10.A1" office:value-type="string">
            <text:p text:style-name="P5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100"/>
          </table:table-cell>
        </table:table-row>
        <table:table-row table:style-name="Tabla10.23">
          <table:table-cell table:style-name="Tabla10.A1" office:value-type="string">
            <text:p text:style-name="P120"/>
          </table:table-cell>
          <table:table-cell table:style-name="Tabla10.A1" office:value-type="string">
            <text:p text:style-name="P117"><text:s/></text:p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100"/>
          </table:table-cell>
        </table:table-row>
        <table:table-row table:style-name="Tabla10.24">
          <table:table-cell table:style-name="Tabla10.A1" office:value-type="string">
            <text:p text:style-name="P57"/>
          </table:table-cell>
          <table:table-cell table:style-name="Tabla10.A1" office:value-type="string">
            <text:p text:style-name="P62"><text:s text:c="2"/></text:p>
          </table:table-cell>
          <table:table-cell table:style-name="Tabla10.A1" office:value-type="string">
            <text:p text:style-name="P86"/>
          </table:table-cell>
          <table:table-cell table:style-name="Tabla10.A1" office:value-type="string">
            <text:p text:style-name="P86"><text:placeholder text:placeholder-type="text">&lt;format_currency(sale.tax_amount, sale.party.lang, currency=sale.currency)&gt;</text:placeholder><text:soft-page-break/></text:p>
          </table:table-cell>
        </table:table-row>
        <table:table-row table:style-name="Tabla10.25">
          <table:table-cell table:style-name="Tabla10.A25" office:value-type="string">
            <text:p text:style-name="P57"/>
          </table:table-cell>
          <table:table-cell table:style-name="Tabla10.B25" office:value-type="string">
            <text:p text:style-name="P44"/>
          </table:table-cell>
          <table:table-cell table:style-name="Tabla10.C25" office:value-type="string">
            <text:p text:style-name="P13"/>
          </table:table-cell>
          <table:table-cell table:style-name="Tabla10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9"&gt;</text:placeholder></text:p>
      <table:table table:name="Tabla11" table:style-name="Tabla11">
        <table:table-column table:style-name="Tabla11.A"/>
        <table:table-column table:style-name="Tabla11.B"/>
        <table:table-column table:style-name="Tabla11.C" table:number-columns-repeated="2"/>
        <table:table-row table:style-name="Tabla11.1">
          <table:table-cell table:style-name="Tabla11.A1" office:value-type="string">
            <text:p text:style-name="P51"><text:placeholder text:placeholder-type="text">&lt;for each="line in sale.lines"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51"><text:placeholder text:placeholder-type="text">&lt;choose test=""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51"><text:placeholder text:placeholder-type="text">&lt;when test="line.type == 'line'"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36"><text:s/><text:span text:style-name="T16"><text:placeholder text:placeholder-type="text">&lt;(str(line.quantity).split(".") )[0]&gt;</text:placeholder></text:span></text:p>
          </table:table-cell>
          <table:table-cell table:style-name="Tabla11.A1" office:value-type="string">
            <text:p text:style-name="P37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11.A1" office:value-type="string">
            <text:p text:style-name="P39"><text:placeholder text:placeholder-type="text">&lt;format_currency(line.unit_price, sale.party.lang, currency=sale.currency)&gt;</text:placeholder></text:p>
          </table:table-cell>
          <table:table-cell table:style-name="Tabla11.A1" office:value-type="string">
            <text:p text:style-name="P93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/when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when test="line.type == 'subtotal'"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/when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when test="line.type == 'title'"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soft-page-break/><text:placeholder text:placeholder-type="text">&lt;/for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/when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otherwise test=""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/otherwise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/choose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><text:placeholder text:placeholder-type="text">&lt;/for&gt;</text:placeholder></text:p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8"/>
          </table:table-cell>
        </table:table-row>
        <table:table-row table:style-name="Tabla11.20">
          <table:table-cell table:style-name="Tabla11.A1" office:value-type="string">
            <text:p text:style-name="P57"/>
          </table:table-cell>
          <table:table-cell table:style-name="Tabla11.A1" office:value-type="string">
            <text:p text:style-name="P67"/>
          </table:table-cell>
          <table:table-cell table:style-name="Tabla11.A1" office:value-type="string">
            <text:p text:style-name="P67"/>
          </table:table-cell>
          <table:table-cell table:style-name="Tabla11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11.21">
          <table:table-cell table:style-name="Tabla11.A1" office:value-type="string">
            <text:p text:style-name="P57"/>
          </table:table-cell>
          <table:table-cell table:style-name="Tabla11.A1" office:value-type="string">
            <text:p text:style-name="P67"/>
          </table:table-cell>
          <table:table-cell table:style-name="Tabla11.A1" office:value-type="string">
            <text:p text:style-name="P67"/>
          </table:table-cell>
          <table:table-cell table:style-name="Tabla11.A1" office:value-type="string">
            <text:p text:style-name="P100"/>
          </table:table-cell>
        </table:table-row>
        <table:table-row table:style-name="Tabla11.22">
          <table:table-cell table:style-name="Tabla11.A1" office:value-type="string">
            <text:p text:style-name="P120"/>
          </table:table-cell>
          <table:table-cell table:style-name="Tabla11.A1" office:value-type="string">
            <text:p text:style-name="P117"><text:s/></text:p>
          </table:table-cell>
          <table:table-cell table:style-name="Tabla11.A1" office:value-type="string">
            <text:p text:style-name="P67"/>
          </table:table-cell>
          <table:table-cell table:style-name="Tabla11.A1" office:value-type="string">
            <text:p text:style-name="P100"/>
          </table:table-cell>
        </table:table-row>
        <table:table-row table:style-name="Tabla11.23">
          <table:table-cell table:style-name="Tabla11.A1" office:value-type="string">
            <text:p text:style-name="P57"/>
          </table:table-cell>
          <table:table-cell table:style-name="Tabla11.A1" office:value-type="string">
            <text:p text:style-name="P62"><text:s text:c="2"/></text:p>
          </table:table-cell>
          <table:table-cell table:style-name="Tabla11.A1" office:value-type="string">
            <text:p text:style-name="P86"/>
          </table:table-cell>
          <table:table-cell table:style-name="Tabla11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11.24">
          <table:table-cell table:style-name="Tabla11.A24" office:value-type="string">
            <text:p text:style-name="P57"/>
          </table:table-cell>
          <table:table-cell table:style-name="Tabla11.B24" office:value-type="string">
            <text:p text:style-name="P44"/>
          </table:table-cell>
          <table:table-cell table:style-name="Tabla11.C24" office:value-type="string">
            <text:p text:style-name="P13"/>
          </table:table-cell>
          <table:table-cell table:style-name="Tabla11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</table:table>
      <text:p text:style-name="P24"><text:placeholder text:placeholder-type="text">&lt;/if&gt;</text:placeholder></text:p>
      <text:p text:style-name="P125"><text:placeholder text:placeholder-type="text">&lt;if test="len(sale.lines) == 10"&gt;</text:placeholder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row table:style-name="Tabla12.1">
          <table:table-cell table:style-name="Tabla12.A1" office:value-type="string">
            <text:p text:style-name="P51"><text:placeholder text:placeholder-type="text">&lt;for each="line in sale.lines"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51"><text:placeholder text:placeholder-type="text">&lt;choose test=""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51"><text:placeholder text:placeholder-type="text">&lt;when test="line.type == 'line'"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36"><text:s/><text:span text:style-name="T16"><text:placeholder text:placeholder-type="text">&lt;(str(line.quantity).split(".") )[0]&gt;</text:placeholder></text:span><text:soft-page-break/></text:p>
          </table:table-cell>
          <table:table-cell table:style-name="Tabla12.A1" office:value-type="string">
            <text:p text:style-name="P37"><text:placeholder text:placeholder-type="text">&lt;for each="line in line.description.split('\n')"&gt;</text:placeholder><text:soft-page-break/></text:p>
            <text:p text:style-name="P89"><text:placeholder text:placeholder-type="text">&lt;line&gt;</text:placeholder></text:p>
            <text:p text:style-name="P91"><text:placeholder text:placeholder-type="text">&lt;/for&gt;</text:placeholder> </text:p>
          </table:table-cell>
          <table:table-cell table:style-name="Tabla12.A1" office:value-type="string">
            <text:p text:style-name="P39"><text:placeholder text:placeholder-type="text">&lt;format_currency(line.unit_price, sale.party.lang, currency=sale.currency)&gt;</text:placeholder><text:soft-page-break/></text:p>
          </table:table-cell>
          <table:table-cell table:style-name="Tabla12.A1" office:value-type="string">
            <text:p text:style-name="P93"><text:placeholder text:placeholder-type="text">&lt;if test="line.amount &gt;0"&gt;</text:placeholder><text:soft-page-break/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/when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when test="line.type == 'subtotal'"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/when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when test="line.type == 'title'"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/when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otherwise test=""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/otherwise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><text:placeholder text:placeholder-type="text">&lt;/choose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2"><text:placeholder text:placeholder-type="text">&lt;/for&gt;</text:placeholder></text:p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">
          <table:table-cell table:style-name="Tabla12.A1" office:value-type="string">
            <text:p text:style-name="P48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8"/>
          </table:table-cell>
        </table:table-row>
        <table:table-row table:style-name="Tabla12.19">
          <table:table-cell table:style-name="Tabla12.A1" office:value-type="string">
            <text:p text:style-name="P57"/>
          </table:table-cell>
          <table:table-cell table:style-name="Tabla12.A1" office:value-type="string">
            <text:p text:style-name="P67"/>
          </table:table-cell>
          <table:table-cell table:style-name="Tabla12.A1" office:value-type="string">
            <text:p text:style-name="P67"/>
          </table:table-cell>
          <table:table-cell table:style-name="Tabla12.A1" office:value-type="string">
            <text:p text:style-name="P102"><text:placeholder text:placeholder-type="text">&lt;format_currency(sale.untaxed_amount, sale.party.lang, currency=sale.currency)&gt;</text:placeholder></text:p>
          </table:table-cell>
        </table:table-row>
        <table:table-row table:style-name="Tabla12.20">
          <table:table-cell table:style-name="Tabla12.A1" office:value-type="string">
            <text:p text:style-name="P57"/>
          </table:table-cell>
          <table:table-cell table:style-name="Tabla12.A1" office:value-type="string">
            <text:p text:style-name="P67"/>
          </table:table-cell>
          <table:table-cell table:style-name="Tabla12.A1" office:value-type="string">
            <text:p text:style-name="P67"/>
          </table:table-cell>
          <table:table-cell table:style-name="Tabla12.A1" office:value-type="string">
            <text:p text:style-name="P100"/>
          </table:table-cell>
        </table:table-row>
        <table:table-row table:style-name="Tabla12.21">
          <table:table-cell table:style-name="Tabla12.A1" office:value-type="string">
            <text:p text:style-name="P120"/>
          </table:table-cell>
          <table:table-cell table:style-name="Tabla12.A1" office:value-type="string">
            <text:p text:style-name="P117"><text:s/></text:p>
          </table:table-cell>
          <table:table-cell table:style-name="Tabla12.A1" office:value-type="string">
            <text:p text:style-name="P67"/>
          </table:table-cell>
          <table:table-cell table:style-name="Tabla12.A1" office:value-type="string">
            <text:p text:style-name="P100"/>
          </table:table-cell>
        </table:table-row>
        <table:table-row table:style-name="Tabla12.22">
          <table:table-cell table:style-name="Tabla12.A1" office:value-type="string">
            <text:p text:style-name="P57"/>
          </table:table-cell>
          <table:table-cell table:style-name="Tabla12.A1" office:value-type="string">
            <text:p text:style-name="P62"><text:s text:c="2"/></text:p>
          </table:table-cell>
          <table:table-cell table:style-name="Tabla12.A1" office:value-type="string">
            <text:p text:style-name="P86"/>
          </table:table-cell>
          <table:table-cell table:style-name="Tabla12.A1" office:value-type="string">
            <text:p text:style-name="P86"><text:placeholder text:placeholder-type="text">&lt;format_currency(sale.tax_amount, sale.party.lang, currency=sale.currency)&gt;</text:placeholder></text:p>
          </table:table-cell>
        </table:table-row>
        <table:table-row table:style-name="Tabla12.23">
          <table:table-cell table:style-name="Tabla12.A23" office:value-type="string">
            <text:p text:style-name="P57"/>
          </table:table-cell>
          <table:table-cell table:style-name="Tabla12.B23" office:value-type="string">
            <text:p text:style-name="P44"/>
          </table:table-cell>
          <table:table-cell table:style-name="Tabla12.C23" office:value-type="string">
            <text:p text:style-name="P13"/>
          </table:table-cell>
          <table:table-cell table:style-name="Tabla12.A1" office:value-type="string">
            <text:p text:style-name="P86"><text:placeholder text:placeholder-type="text">&lt;format_currency(sale.tax_amount, sale.party.lang, currency=sale.currency)&gt;</text:placeholder><text:soft-page-break/></text:p>
          </table:table-cell>
        </table:table-row>
      </table:table>
      <text:p text:style-name="P24"><text:placeholder text:placeholder-type="text">&lt;/if&gt;</text:placeholder></text:p>
      <text:p text:style-name="P24"/>
      <text:p text:style-name="P24"/>
      <text:p text:style-name="P3"><text:span text:style-name="T17">Sistema </text:span><text:span text:style-name="T18">Nodux - (07) 2 560215 - 0999323367 - hola@nodux.e</text:span><text:span text:style-name="T19">c</text:span></text:p>
      <text:p text:style-name="P21"><text:placeholder text:placeholder-type="text">&lt;/if&gt;</text:placeholder></text:p>
      <text:p text:style-name="P21"><text:placeholder text:placeholder-type="text">&lt;if test="sale.state != 'quotation' and sale.sale_note == True"&gt;</text:placeholder></text:p>
      <text:p text:style-name="P43"><text:span text:style-name="T14">NOTA DE VENTA</text:span><text:span text:style-name="T15"> Nº </text:span><text:span text:style-name="T3"><text:placeholder text:placeholder-type="text">&lt;sale.reference&gt;</text:placeholder></text:span></text:p>
      <text:p text:style-name="P28"/>
      <text:p text:style-name="P1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Cliente: <text:span text:style-name="T3"><text:placeholder text:placeholder-type="text">&lt;sale.party.name&gt;</text:placeholder></text:span></text:p>
          </table:table-cell>
          <table:table-cell table:style-name="Tabla3.A1" office:value-type="string">
            <text:p text:style-name="P127"><text:span text:style-name="T8">C.I./</text:span><text:span text:style-name="T7">RUC: 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a3.A1" office:value-type="string">
            <text:p text:style-name="P9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a3.A1" office:value-type="string">
            <text:p text:style-name="P9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a3.A1" office:value-type="string">
            <text:p text:style-name="P15"><text:span text:style-name="T4">Fecha: </text:span><text:placeholder text:placeholder-type="text">&lt;format_date(sale.sale_date, sale.party.lang)&gt;</text:placeholder> <text:s/></text:p>
          </table:table-cell>
          <table:table-cell table:style-name="Tabla3.A1" office:value-type="string">
            <text:p text:style-name="P15"/>
          </table:table-cell>
        </table:table-row>
      </table:table>
      <text:p text:style-name="P4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106">Código</text:p>
          </table:table-cell>
          <table:table-cell table:style-name="Tabla13.A1" office:value-type="string">
            <text:p text:style-name="P108">Descripción</text:p>
          </table:table-cell>
          <table:table-cell table:style-name="Tabla13.A1" office:value-type="string">
            <text:p text:style-name="P114">Cant.</text:p>
          </table:table-cell>
          <table:table-cell table:style-name="Tabla13.A1" office:value-type="string">
            <text:p text:style-name="P112">P. Unit.</text:p>
          </table:table-cell>
          <table:table-cell table:style-name="Tabla13.A1" office:value-type="string">
            <text:p text:style-name="P110">Subt.</text:p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for each="line in sale.lines"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choose test=""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when test="line.type == 'line'"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17"><text:placeholder text:placeholder-type="text">&lt;if test="line.product.code"&gt;</text:placeholder> </text:p>
            <text:p text:style-name="P51"><text:placeholder text:placeholder-type="text">&lt;line.product.code[0:9]&gt;</text:placeholder> </text:p>
            <text:p text:style-name="P48"><text:placeholder text:placeholder-type="text">&lt;/if&gt;</text:placeholder></text:p>
          </table:table-cell>
          <table:table-cell table:style-name="Tabla13.A2" office:value-type="string">
            <text:p text:style-name="P51"><text:placeholder text:placeholder-type="text">&lt;for each="line in line.description[0:40]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3.A2" office:value-type="string">
            <text:p text:style-name="P65"><text:placeholder text:placeholder-type="text">&lt;(str(line.quantity).split(".") )[0]&gt;</text:placeholder></text:p>
            <text:p text:style-name="P122"/>
          </table:table-cell>
          <table:table-cell table:style-name="Tabla13.A2" office:value-type="string">
            <text:p text:style-name="P104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a13.A2" office:value-type="string">
            <text:p text:style-name="P48"><text:placeholder text:placeholder-type="text">&lt;format_currency(line.amount, sale.party.lang, currency=sale.currency)&gt;</text:placeholder></text:p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/when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when test="line.type == 'subtotal'"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/when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when test="line.type == 'title'"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/when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otherwise test=""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/otherwise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/choose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48"/>
          </table:table-cell>
        </table:table-row>
        <table:table-row table:style-name="Tabla13.2"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1"><text:placeholder text:placeholder-type="text">&lt;/for&gt;</text:placeholder></text:p>
          </table:table-cell>
          <table:table-cell table:style-name="Tabla13.A2" office:value-type="string">
            <text:p text:style-name="P51"/>
          </table:table-cell>
          <table:table-cell table:style-name="Tabla13.A2" office:value-type="string">
            <text:p text:style-name="P48"/>
          </table:table-cell>
          <table:table-cell table:style-name="Tabla13.A2" office:value-type="string">
            <text:p text:style-name="P54"/>
          </table:table-cell>
        </table:table-row>
        <table:table-row table:style-name="Tabla13.1"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67"/>
          </table:table-cell>
          <table:table-cell table:style-name="Tabla13.A2" office:value-type="string">
            <text:p text:style-name="P67"/>
          </table:table-cell>
          <table:table-cell table:style-name="Tabla13.D18" office:value-type="string">
            <text:p text:style-name="P72">Subtotal:</text:p>
          </table:table-cell>
          <table:table-cell table:style-name="Tabla13.D18" office:value-type="string">
            <text:p text:style-name="P82"><text:placeholder text:placeholder-type="text">&lt;format_currency(sale.untaxed_amount, sale.party.lang, currency=sale.currency)&gt;</text:placeholder></text:p>
          </table:table-cell>
        </table:table-row>
        <table:table-row table:style-name="Tabla13.1">
          <table:table-cell table:style-name="Tabla13.A2" office:value-type="string">
            <text:p text:style-name="P120">SON:</text:p>
          </table:table-cell>
          <table:table-cell table:style-name="Tabla13.A2" office:value-type="string">
            <text:p text:style-name="P117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a13.A2" office:value-type="string">
            <text:p text:style-name="P67"/>
          </table:table-cell>
          <table:table-cell table:style-name="Tabla13.A2" office:value-type="string">
            <text:p text:style-name="P74">Subtotal <text:span text:style-name="T9">0</text:span>%:</text:p>
          </table:table-cell>
          <table:table-cell table:style-name="Tabla13.A2" office:value-type="string">
            <text:p text:style-name="P78"><text:placeholder text:placeholder-type="text">&lt;format_currency(subtotal_0, sale.party.lang, currency=sale.currency)&gt;</text:placeholder></text:p>
          </table:table-cell>
        </table:table-row>
        <text:soft-page-break/>
        <table:table-row table:style-name="Tabla13.20"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67"/>
          </table:table-cell>
          <table:table-cell table:style-name="Tabla13.A2" office:value-type="string">
            <text:p text:style-name="P67"/>
          </table:table-cell>
          <table:table-cell table:style-name="Tabla13.A2" office:value-type="string">
            <text:p text:style-name="P88">Subtotal <text:span text:style-name="T9">14</text:span>%:</text:p>
          </table:table-cell>
          <table:table-cell table:style-name="Tabla13.A2" office:value-type="string">
            <text:p text:style-name="P80"><text:placeholder text:placeholder-type="text">&lt;format_currency(subtotal_14, sale.party.lang, currency=sale.currency)&gt;</text:placeholder></text:p>
          </table:table-cell>
        </table:table-row>
        <table:table-row table:style-name="Tabla13.21"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62"><text:s text:c="2"/></text:p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76">IVA 1<text:span text:style-name="T13">4</text:span>%:</text:p>
          </table:table-cell>
          <table:table-cell table:style-name="Tabla13.A2" office:value-type="string">
            <text:p text:style-name="P84"><text:placeholder text:placeholder-type="text">&lt;format_currency(sale.tax_amount, sale.party.lang, currency=sale.currency)&gt;</text:placeholder></text:p>
          </table:table-cell>
        </table:table-row>
        <table:table-row table:style-name="Tabla13.1">
          <table:table-cell table:style-name="Tabla13.A22" office:value-type="string">
            <text:p text:style-name="P57"/>
          </table:table-cell>
          <table:table-cell table:style-name="Tabla13.B22" office:value-type="string">
            <text:p text:style-name="P44"/>
          </table:table-cell>
          <table:table-cell table:style-name="Tabla13.C22" office:value-type="string">
            <text:p text:style-name="P13"/>
          </table:table-cell>
          <table:table-cell table:style-name="Tabla13.A2" office:value-type="string">
            <text:p text:style-name="P96">TOTAL:</text:p>
          </table:table-cell>
          <table:table-cell table:style-name="Tabla13.A2" office:value-type="string">
            <text:p text:style-name="P98"><text:placeholder text:placeholder-type="text">&lt;format_currency(sale.total_amount, sale.party.lang, currency=sale.currency)&gt;</text:placeholder></text:p>
          </table:table-cell>
        </table:table-row>
      </table:table>
      <text:p text:style-name="P29"><text:placeholder text:placeholder-type="text">&lt;/if&gt;</text:placeholder></text:p>
      <text:p text:style-name="P25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20"><text:placeholder text:placeholder-type="text">&lt;if test="sale.company.logo"&gt;</text:placeholder></text:p>
            <text:p text:style-name="P20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123"/></draw:text-box></draw:frame></text:p>
            <text:p text:style-name="P20"/>
            <text:p text:style-name="P20"><text:placeholder text:placeholder-type="text">&lt;/if&gt;</text:placeholder></text:p>
          </table:table-cell>
        </table:table-row>
      </table:table>
      <text:p text:style-name="P33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Cliente: <text:span text:style-name="T3"><text:placeholder text:placeholder-type="text">&lt;sale.party.name&gt;</text:placeholder></text:span></text:p>
          </table:table-cell>
          <table:table-cell table:style-name="Table10.A1" office:value-type="string">
            <text:p text:style-name="P127"><text:span text:style-name="T8">C.I./</text:span><text:span text:style-name="T7">RUC: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e10.A1" office:value-type="string">
            <text:p text:style-name="P6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5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4"><text:span text:style-name="T4">Fecha: </text:span><text:placeholder text:placeholder-type="text">&lt;format_date(sale.sale_date, sale.party.lang)&gt;</text:placeholder> <text:s/></text:p>
          </table:table-cell>
          <table:table-cell table:style-name="Table10.A1" office:value-type="string">
            <text:p text:style-name="P14"/>
          </table:table-cell>
        </table:table-row>
      </table:table>
      <text:p text:style-name="P3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5">Código</text:p>
          </table:table-cell>
          <table:table-cell table:style-name="Table11.A1" office:value-type="string">
            <text:p text:style-name="P107">Descripción</text:p>
          </table:table-cell>
          <table:table-cell table:style-name="Table11.A1" office:value-type="string">
            <text:p text:style-name="P113">Cant.</text:p>
          </table:table-cell>
          <table:table-cell table:style-name="Table11.A1" office:value-type="string">
            <text:p text:style-name="P111">P. Unit.</text:p>
          </table:table-cell>
          <table:table-cell table:style-name="Table11.A1" office:value-type="string">
            <text:p text:style-name="P109">Subt.</text:p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for each="line in sale.lines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choose test="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when test="line.type == 'line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16"><text:placeholder text:placeholder-type="text">&lt;if test="line.product.code"&gt;</text:placeholder> </text:p>
            <text:p text:style-name="P50"><text:placeholder text:placeholder-type="text">&lt;line.product.code[0:9]&gt;</text:placeholder> </text:p>
            <text:p text:style-name="P47"><text:placeholder text:placeholder-type="text">&lt;/if&gt;</text:placeholder></text:p>
          </table:table-cell>
          <table:table-cell table:style-name="Table11.A2" office:value-type="string">
            <text:p text:style-name="P50"><text:placeholder text:placeholder-type="text">&lt;for each="line in line.description[0:40]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64"><text:placeholder text:placeholder-type="text">&lt;(str(line.quantity).split(".") )[0]&gt;</text:placeholder></text:p>
            <text:p text:style-name="P121"/>
          </table:table-cell>
          <table:table-cell table:style-name="Table11.A2" office:value-type="string">
            <text:p text:style-name="P103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e11.A2" office:value-type="string">
            <text:p text:style-name="P47"><text:placeholder text:placeholder-type="text">&lt;format_currency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when test="line.type == 'subtotal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when test="line.type == 'title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otherwise test="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ext:soft-page-break/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/otherwise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/choose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47"/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7"/>
          </table:table-cell>
          <table:table-cell table:style-name="Table11.A2" office:value-type="string">
            <text:p text:style-name="P53"/>
          </table:table-cell>
        </table:table-row>
        <table:table-row table:style-name="Table11.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3"/>
          </table:table-cell>
          <table:table-cell table:style-name="Table11.A2" office:value-type="string">
            <text:p text:style-name="P63"/>
          </table:table-cell>
          <table:table-cell table:style-name="Table11.D18" office:value-type="string">
            <text:p text:style-name="P71">Subtotal:</text:p>
          </table:table-cell>
          <table:table-cell table:style-name="Table11.D18" office:value-type="string">
            <text:p text:style-name="P81"><text:placeholder text:placeholder-type="text">&lt;format_currency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19">SON:</text:p>
          </table:table-cell>
          <table:table-cell table:style-name="Table11.A2" office:value-type="string">
            <text:p text:style-name="P116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63"/>
          </table:table-cell>
          <table:table-cell table:style-name="Table11.A2" office:value-type="string">
            <text:p text:style-name="P73">Subtotal <text:span text:style-name="T9">0</text:span>%:</text:p>
          </table:table-cell>
          <table:table-cell table:style-name="Table11.A2" office:value-type="string">
            <text:p text:style-name="P77"><text:placeholder text:placeholder-type="text">&lt;format_currency(subtotal_0, sale.party.lang, currency=sale.currency)&gt;</text:placeholder></text:p>
          </table:table-cell>
        </table:table-row>
        <table:table-row table:style-name="Table11.20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3"/>
          </table:table-cell>
          <table:table-cell table:style-name="Table11.A2" office:value-type="string">
            <text:p text:style-name="P63"/>
          </table:table-cell>
          <table:table-cell table:style-name="Table11.A2" office:value-type="string">
            <text:p text:style-name="P87">Subtotal <text:span text:style-name="T9">14</text:span>%:</text:p>
          </table:table-cell>
          <table:table-cell table:style-name="Table11.A2" office:value-type="string">
            <text:p text:style-name="P79"><text:placeholder text:placeholder-type="text">&lt;format_currency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0"><text:s text:c="2"/></text:p>
          </table:table-cell>
          <table:table-cell table:style-name="Table11.A2" office:value-type="string">
            <text:p text:style-name="P60"/>
          </table:table-cell>
          <table:table-cell table:style-name="Table11.A2" office:value-type="string">
            <text:p text:style-name="P75">IVA 1<text:span text:style-name="T13">4</text:span>%:</text:p>
          </table:table-cell>
          <table:table-cell table:style-name="Table11.A2" office:value-type="string">
            <text:p text:style-name="P83"><text:placeholder text:placeholder-type="text">&lt;format_currency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56"/>
          </table:table-cell>
          <table:table-cell table:style-name="Table11.B22" office:value-type="string">
            <text:p text:style-name="P35"/>
          </table:table-cell>
          <table:table-cell table:style-name="Table11.C22" office:value-type="string">
            <text:p text:style-name="P12"/>
          </table:table-cell>
          <table:table-cell table:style-name="Table11.A2" office:value-type="string">
            <text:p text:style-name="P95">TOTAL:</text:p>
          </table:table-cell>
          <table:table-cell table:style-name="Table11.A2" office:value-type="string">
            <text:p text:style-name="P97"><text:placeholder text:placeholder-type="text">&lt;format_currency(sale.total_amount, sale.party.lang, currency=sale.currency)&gt;</text:placeholder></text:p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1">________________</text:p>
            <text:p text:style-name="P61">Firma Autorizada </text:p>
          </table:table-cell>
          <table:table-cell table:style-name="Table5.A1" office:value-type="string">
            <text:p text:style-name="P61">_______________</text:p>
            <text:p text:style-name="P61"><text:s text:c="2"/>Cliente</text:p>
          </table:table-cell>
        </table:table-row>
      </table:table>
      <text:p text:style-name="P31"><text:placeholder text:placeholder-type="text">&lt;/if&gt;</text:placeholder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4H54M54S</meta:editing-duration>
    <meta:editing-cycles>153</meta:editing-cycles>
    <meta:generator>LibreOffice/5.1.6.2$Linux_X86_64 LibreOffice_project/10m0$Build-2</meta:generator>
    <dc:date>2017-05-19T18:33:03.546295308</dc:date>
    <meta:document-statistic meta:table-count="17" meta:image-count="0" meta:object-count="0" meta:page-count="18" meta:paragraph-count="469" meta:word-count="1015" meta:character-count="12522" meta:non-whitespace-character-count="11879"/>
  </office:meta>
</office:document-meta>
</file>